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2">
      <style:text-properties fo:font-weight="normal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8344918423486276275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536030214318610669" text:style-name="L2">
        <text:list-item>
          <text:list>
            <text:list-header>
              <text:p text:style-name="P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971860399330432955" text:style-name="L3">
        <text:list-item>
          <text:list>
            <text:list-header>
              <text:p text:style-name="P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17T14:42:28.05</dc:date>
    <dc:creator>James Lombardi</dc:creator>
    <meta:editing-duration>PT6H51M31S</meta:editing-duration>
    <meta:editing-cycles>14</meta:editing-cycles>
    <meta:document-statistic meta:table-count="0" meta:image-count="0" meta:object-count="0" meta:page-count="4" meta:paragraph-count="136" meta:word-count="893" meta:character-count="4468"/>
  </office:meta>
</office:document-meta>
</file>